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2.064cm"/>
    </style:style>
    <style:style style:name="Tableau1.B" style:family="table-column">
      <style:table-column-properties style:column-width="6.535cm"/>
    </style:style>
    <style:style style:name="Tableau1.C" style:family="table-column">
      <style:table-column-properties style:column-width="0.212cm"/>
    </style:style>
    <style:style style:name="Tableau1.D" style:family="table-column">
      <style:table-column-properties style:column-width="1.349cm"/>
    </style:style>
    <style:style style:name="Tableau1.E" style:family="table-column">
      <style:table-column-properties style:column-width="1.173cm"/>
    </style:style>
    <style:style style:name="Tableau1.F" style:family="table-column">
      <style:table-column-properties style:column-width="0.891cm"/>
    </style:style>
    <style:style style:name="Tableau1.G" style:family="table-column">
      <style:table-column-properties style:column-width="4.789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D3" style:family="table-cell">
      <style:table-cell-properties fo:background-color="transparent" fo:padding="0.097cm" fo:border="0.05pt solid #000000">
        <style:background-image/>
      </style:table-cell-properties>
    </style:style>
    <style:style style:name="Tableau1.A4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1.F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.A7" style:family="table-cell">
      <style:table-cell-properties fo:padding="0.097cm" fo:border="none"/>
    </style:style>
    <style:style style:name="Tableau1.A8" style:family="table-cell">
      <style:table-cell-properties fo:padding="0.097cm" fo:border="none"/>
    </style:style>
    <style:style style:name="Tableau1.E8" style:family="table-cell">
      <style:table-cell-properties fo:padding="0.097cm" fo:border-left="none" fo:border-right="none" fo:border-top="0.05pt solid #000000" fo:border-bottom="none"/>
    </style:style>
    <style:style style:name="Tableau1.G8" style:family="table-cell">
      <style:table-cell-properties fo:padding="0.097cm" fo:border-left="none" fo:border-right="none" fo:border-top="0.05pt solid #000000" fo:border-bottom="none"/>
    </style:style>
    <style:style style:name="P1" style:family="paragraph" style:parent-style-name="Standard">
      <style:text-properties fo:background-color="#cccccc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Frame_20_contents">
      <style:paragraph-properties fo:text-align="start" style:justify-single-word="false"/>
    </style:style>
    <style:style style:name="P7" style:family="paragraph" style:parent-style-name="Standard" style:master-page-name="First_20_Page">
      <style:paragraph-properties style:page-number="auto"/>
    </style:style>
    <style:style style:name="P8" style:family="paragraph" style:parent-style-name="Standard">
      <style:paragraph-properties fo:text-align="start" style:justify-single-word="false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Frame1" text:anchor-type="paragraph" svg:x="9.719cm" svg:y="0.476cm" svg:width="8.334cm" draw:z-index="0"><draw:text-box fo:min-height="4.831cm"><text:p text:style-name="P6">SERVICE MEDICAL INTERENTREPRISE</text:p><text:p text:style-name="P6">2 rue Danton – Normandie</text:p><text:p text:style-name="P6">98800 NOUMEA</text:p></draw:text-box></draw:frame><text:text-input text:description="&lt;setLang(user.lang or 'fr_FR')&gt;">&lt;setLang(user.lang or 'fr_FR')&gt;</text:text-input></text:p>
      <text:p text:style-name="P4"/>
      <text:h text:style-name="Heading_20_1" text:outline-level="1">FACTURATION SMIT</text:h>
      <text:p text:style-name="P8"><text:span text:style-name="T1">Le, </text:span><text:span text:style-name="T1"><text:text-input text:description="&lt;date_report and formatLang(date_report,date=True) or ''&gt;">&lt;date_report and formatLang(date_report,date=True) or ''&gt;</text:text-input></text:span></text:p>
      <text:h text:style-name="Heading_20_1" text:outline-level="1">Facture SMIT : <text:text-input text:description="&lt;ref_statement&gt;">&lt;ref_statement&gt;</text:text-input>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row>
          <table:table-cell table:style-name="Tableau1.A1" office:value-type="string">
            <text:p text:style-name="P1">N° CAFAT</text:p>
          </table:table-cell>
          <table:table-cell table:style-name="Tableau1.B1" table:number-columns-spanned="6" office:value-type="string">
            <text:p text:style-name="P1">NOM, Prénom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2" table:number-columns-spanned="7" office:value-type="string">
            <text:p text:style-name="Standard"><text:text-input text:description="&lt;for each=&quot;o in objects&quot;&gt;">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3" office:value-type="string">
            <text:p text:style-name="P1"><text:text-input text:description=""/><text:text-input text:description="&lt;o.partner_id.cafatid&gt;">cafatid</text:text-input></text:p>
          </table:table-cell>
          <table:table-cell table:style-name="Tableau1.A3" table:number-columns-spanned="2" office:value-type="string">
            <text:p text:style-name="P1"><text:text-input text:description=""/><text:text-input text:description="&lt;o.partner_id.fullname&gt;">Fullname</text:text-input></text:p>
          </table:table-cell>
          <table:covered-table-cell/>
          <table:table-cell table:style-name="Tableau1.D3" table:number-columns-spanned="4" office:value-type="string">
            <text:p text:style-name="P1"><text:text-input text:description="&lt;o.partner_id.dob&gt;">dob</text:text-input></text:p>
          </table:table-cell>
          <table:covered-table-cell/>
          <table:covered-table-cell/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for each=&quot;line in o.invoice_line&quot;&gt;">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4" office:value-type="string">
            <text:p text:style-name="P2"/>
          </table:table-cell>
          <table:table-cell table:style-name="Tableau1.A4" table:number-columns-spanned="4" office:value-type="string">
            <text:p text:style-name="Standard"><text:text-input text:description="&lt;line.name&gt;">&lt;line.name&gt;</text:text-input> <text:text-input text:description="&lt;line.invoice_id.date_invoice&gt;">&lt;line.invoice_id.date_invoice&gt;</text:text-input></text:p>
          </table:table-cell>
          <table:covered-table-cell/>
          <table:covered-table-cell/>
          <table:covered-table-cell/>
          <table:table-cell table:style-name="Tableau1.F4" table:number-columns-spanned="2" office:value-type="string">
            <text:p text:style-name="P5"><text:text-input text:description="&lt;formatLang(line.price_subtotal,grouping=True,digits=0)&gt;">&lt;formatLang(line.price_subtotal,grouping=True,digits=0)&gt;</text:text-input></text:p>
          </table:table-cell>
          <table:covered-table-cell/>
        </table:table-row>
        <table:table-row>
          <table:table-cell table:style-name="Tableau1.A4" table:number-columns-spanned="2" office:value-type="string">
            <text:p text:style-name="Standard"><text:text-input text:description="&lt;/for&gt;">Fin de boucles sur les lignes de factures</text:text-input></text:p>
          </table:table-cell>
          <table:covered-table-cell/>
          <table:table-cell table:style-name="Tableau1.A4" table:number-columns-spanned="3" office:value-type="string">
            <text:p text:style-name="Table_20_Contents"/>
          </table:table-cell>
          <table:covered-table-cell/>
          <table:covered-table-cell/>
          <table:table-cell table:style-name="Tableau1.F4" table:number-columns-spanned="2" office:value-type="string">
            <text:p text:style-name="Table_20_Contents"/>
          </table:table-cell>
          <table:covered-table-cell/>
        </table:table-row>
        <table:table-row>
          <table:table-cell table:style-name="Tableau1.A7" table:number-columns-spanned="7" office:value-type="string">
            <text:p text:style-name="Standard"><text:text-input text:description="&lt;/for&gt;">Fin de boucles sur les factures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au1.A8" table:number-columns-spanned="4" office:value-type="string">
            <text:p text:style-name="P3"/>
          </table:table-cell>
          <table:covered-table-cell/>
          <table:covered-table-cell/>
          <table:covered-table-cell/>
          <table:table-cell table:style-name="Tableau1.E8" table:number-columns-spanned="2" office:value-type="string">
            <text:p text:style-name="P3">Total :</text:p>
          </table:table-cell>
          <table:covered-table-cell/>
          <table:table-cell table:style-name="Tableau1.G8" office:value-type="string">
            <text:p text:style-name="P3"><text:text-input text:description="&lt;formatLang(subtotal(),digits=0,grouping=True)&gt;">&lt;formatLang(subtotal(),digits=0,grouping=True)&gt;</text:text-input></text:p>
          </table:table-cell>
        </table:table-row>
      </table:table>
      <text:p text:style-name="Standard"/>
      <text:p text:style-name="Standard"/>
      <text:p text:style-name="Standard"><text:text-input text:description="&lt;for each=&quot;bank in company.bank_ids&quot;&gt;">&lt;for each="bank in company.bank_ids&gt;</text:text-input></text:p>
      <text:p text:style-name="Standard"><text:text-input text:description="&lt;bank.bank_name&gt;">&lt;bank.bank_name&gt;</text:text-input></text:p>
      <text:p text:style-name="Standard"><text:text-input text:description="&lt;/for&gt;">endfor</text:text-input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1.311cm"/>
      <style:text-properties fo:font-size="115%" fo:font-weight="bold" style:font-size-asian="115%" style:font-weight-asian="bold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cm" fo:margin-bottom="0.7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4T21:18:33</meta:creation-date>
    <dc:date>2014-04-24T23:32:48</dc:date>
    <meta:editing-duration>PT6H55M43S</meta:editing-duration>
    <meta:editing-cycles>117</meta:editing-cycles>
    <meta:generator>LibreOffice/3.5$Linux_X86_64 LibreOffice_project/350m1$Build-2</meta:generator>
    <meta:document-statistic meta:table-count="1" meta:image-count="0" meta:object-count="0" meta:page-count="1" meta:paragraph-count="23" meta:word-count="68" meta:character-count="584" meta:non-whitespace-character-count="537"/>
  </office:meta>
</office:document-meta>
</file>